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5656231540882358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85913288652435398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59056520703481705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7155365487929270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26549785917054019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0244807425809081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53787613944767043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019995600836602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53139" text:continue-list="list653787613944767043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0715274341098455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6444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5186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61764"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5652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6142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2630855365181668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17754231605806066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6869399598610649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71751"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24379814029406640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54729973901049383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81705632605831933" text:style-name="L15">
        <text:list-item>
          <text:list>
            <text:list-header>
              <text:p text:style-name="P183">1.5 miles averaging about 9:40/mile and rest 1 min</text:p>
            </text:list-header>
          </text:list>
        </text:list-item>
      </text:list>
      <text:p text:style-name="P24">1 mile in 8:26 and rest 2 min</text:p>
      <text:list xml:id="list62870298527555754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18994629220396503"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70521"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57405001492827443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0088151705771658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45717697575757690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49179" text:continue-list="list2008815170577165884" text:style-name="L19">
        <text:list-item>
          <text:list>
            <text:list-header>
              <text:p text:style-name="P187">(Pace*HR)=1240</text:p>
            </text:list-header>
          </text:list>
        </text:list-item>
      </text:list>
      <text:list xml:id="list36546970" text:continue-list="list4574050014928274431" text:style-name="L18">
        <text:list-item>
          <text:list>
            <text:list-header>
              <text:p text:style-name="P186">2 miles at 10:46/mile Ave HR= 121 bpm and rest a few minutes</text:p>
            </text:list-header>
          </text:list>
        </text:list-item>
      </text:list>
      <text:list xml:id="list36570469" text:continue-list="list3654917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5250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80267756192824766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2963190578704865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47704330132641900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441775042738917417"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851211807970479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78310866547947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48951"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4634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0963460066860331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1754701476102408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3580497896884170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6303160663828111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78256255894811341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19723230186296369" text:style-name="L32">
        <text:list-item>
          <text:list>
            <text:list-header>
              <text:p text:style-name="P197">0.25 miles in 2:54</text:p>
              <text:p text:style-name="P197">1 mile in 9:21 going faster as I ran and ending at around 8:30 pace</text:p>
            </text:list-header>
          </text:list>
        </text:list-item>
      </text:list>
      <text:list xml:id="list793310123004158045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4728190483665240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17712318459703263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2204583069515711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2219867015361701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369670236490843974"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5911294059936192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0T16:29:52.14</dc:date>
    <dc:creator>James Lombardi</dc:creator>
    <meta:editing-duration>P28DT23H24M12S</meta:editing-duration>
    <meta:editing-cycles>2138</meta:editing-cycles>
    <meta:generator>OpenOffice/4.1.2$Win32 OpenOffice.org_project/412m3$Build-9782</meta:generator>
    <meta:document-statistic meta:table-count="0" meta:image-count="9" meta:object-count="0" meta:page-count="212" meta:paragraph-count="6185" meta:word-count="66878" meta:character-count="342434"/>
  </office:meta>
</office:document-meta>
</file>